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58000008D99D2DBB21BC7DD95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9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2.195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text-properties fo:font-size="24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5cm" svg:x="1.4cm" svg:y="0.627cm" presentation:class="subtitle">
          <draw:text-box>
            <text:p text:style-name="P1">Regaining Trust in Everyday Computers the Hacky Way<text:span text:style-name="T1">™</text:span></text:p>
            <text:p text:style-name="P1"><text:span text:style-name="T1">&lt;</text:span><text:span text:style-name="T1"><text:a xlink:href="mailto:33c3@jaseg.net" xlink:type="simple">33c3@jaseg.net</text:a></text:span><text:span text:style-name="T1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3" draw:text-style-name="P3" draw:layer="layout" svg:width="25.199cm" svg:height="12.195cm" svg:x="1.4cm" svg:y="0.627cm" presentation:class="subtitle" presentation:user-transformed="true">
          <draw:text-box>
            <text:p>What is the problem?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3" draw:text-style-name="P3" draw:layer="layout" svg:width="25.199cm" svg:height="12.195cm" svg:x="1.4cm" svg:y="0.627cm" presentation:class="subtitle" presentation:placeholder="true">
          <draw:text-box/>
        </draw:frame>
        <draw:frame draw:style-name="gr2" draw:text-style-name="P4" draw:layer="layout" svg:width="28cm" svg:height="21.839cm" svg:x="0cm" svg:y="-3.302cm">
          <draw:image xlink:href="Pictures/1000000000000B58000008D99D2DBB21BC7DD95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3" draw:text-style-name="P3" draw:layer="layout" svg:width="25.199cm" svg:height="12.195cm" svg:x="1.4cm" svg:y="0.627cm" presentation:class="subtitle" presentation:user-transformed="true">
          <draw:text-box>
            <text:p>Specifically..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3" draw:text-style-name="P3" draw:layer="layout" svg:width="25.199cm" svg:height="12.195cm" svg:x="1.4cm" svg:y="0.627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6T10:51:09.725905058</meta:creation-date>
    <dc:date>2016-12-26T13:00:09.642215108</dc:date>
    <meta:editing-duration>PT2H8M59S</meta:editing-duration>
    <meta:editing-cycles>2</meta:editing-cycles>
    <meta:generator>LibreOffice/5.0.6.2$Linux_X86_64 LibreOffice_project/00$Build-2</meta:generator>
    <meta:document-statistic meta:object-count="37"/>
  </office:meta>
</office:document-meta>
</file>